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8.38" calcext:value-type="float">
            <text:p>98,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8.66" calcext:value-type="float">
            <text:p>98,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8.48" calcext:value-type="float">
            <text:p>98,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8.64" calcext:value-type="float">
            <text:p>98,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8.56" calcext:value-type="float">
            <text:p>98,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8.32" calcext:value-type="float">
            <text:p>98,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8.35" calcext:value-type="float">
            <text:p>98,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97" calcext:value-type="float">
            <text:p>97,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8.81" calcext:value-type="float">
            <text:p>98,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8.59" calcext:value-type="float">
            <text:p>98,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8.476" calcext:value-type="float">
            <text:p>98,476</text:p>
          </table:table-cell>
          <table:table-cell table:formula="of:=AVERAGE([.C2:.C11])" office:value-type="string" office:string-value="" calcext:value-type="error">
            <text:p>#DIV/0!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" calcext:value-type="float">
            <text:p>0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22:05:55.442225733</meta:creation-date>
    <dc:date>2018-01-14T22:07:48.437912260</dc:date>
    <meta:editing-duration>PT1M53S</meta:editing-duration>
    <meta:editing-cycles>2</meta:editing-cycles>
    <meta:generator>LibreOffice/5.1.6.2$Linux_X86_64 LibreOffice_project/10m0$Build-2</meta:generator>
    <meta:document-statistic meta:table-count="1" meta:cell-count="72" meta:object-count="0"/>
  </office:meta>
</office:document-meta>
</file>